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c56" officeooo:paragraph-rsid="00090c56"/>
    </style:style>
    <style:style style:name="P2" style:family="paragraph" style:parent-style-name="Standard">
      <style:text-properties fo:font-weight="bold" officeooo:rsid="00090c56" officeooo:paragraph-rsid="00090c5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1"/>
      <text:p text:style-name="P1">Group Selected:</text:p>
      <text:p text:style-name="P1"/>
      <text:p text:style-name="P1">Allocate 10 points across the following categories to describe yourself, shading in a box for each point you want to allocate:</text:p>
      <text:p text:style-name="P1"/>
      <text:p text:style-name="P1">Storyteller: [ ][ ][ ][ ][ ][ ][ ][ ][ ][ ]</text:p>
      <text:p text:style-name="P1"/>
      <text:p text:style-name="P1"/>
      <text:p text:style-name="P1">Designer: <text:s text:c="2"/>[ ][ ][ ][ ][ ][ ][ ][ ][ ][ ]</text:p>
      <text:p text:style-name="P1"/>
      <text:p text:style-name="P1"/>
      <text:p text:style-name="P1">Analyst: <text:s text:c="4"/>[ ][ ][ ][ ][ ][ ][ ][ ][ ][ ]</text:p>
      <text:p text:style-name="P1"/>
      <text:p text:style-name="P1"/>
      <text:p text:style-name="P1">Scout: <text:s text:c="7"/>[ ][ ][ ][ ][ ][ ][ ][ ][ ][ ]</text:p>
      <text:p text:style-name="P1"/>
      <text:p text:style-name="P1"/>
      <text:p text:style-name="P1">Engineer: <text:s text:c="2"/>[ ][ ][ ][ ][ ][ ][ ][ ][ ][ ]</text:p>
      <text:p text:style-name="P1"/>
      <text:p text:style-name="P1"/>
      <text:p text:style-name="P1"/>
      <text:p text:style-name="P1"/>
      <text:p text:style-name="P1">Definitions:</text:p>
      <text:p text:style-name="P2">Storyteller – <text:span text:style-name="T1">Good at finding interesting angles to explore.</text:span></text:p>
      <text:p text:style-name="P2">Scout – <text:span text:style-name="T1">Good at hunting data down from across the web; can be non-technical (i.e., finding URLs) or technical (i.e., web scraping).</text:span></text:p>
      <text:p text:style-name="P2">Analyst – <text:span text:style-name="T1">Enjoy crunching the data a scout might find.</text:span></text:p>
      <text:p text:style-name="P2">Engineer – <text:span text:style-name="T1">Put together final outputs; not necessarily as technical as an analyst but able to integrate viewpoints from across the entire group.</text:span></text:p>
      <text:p text:style-name="P2">Designer – <text:span text:style-name="T1">Enjoy ensuring outputs are understandable by the target audi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09:14:28.978669569</meta:creation-date>
    <dc:date>2015-10-26T09:20:00.392420630</dc:date>
    <meta:editing-duration>PT21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155" meta:character-count="837" meta:non-whitespace-character-count="676"/>
  </office:meta>
</office:document-meta>
</file>